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ew" svg:font-family="new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</style:style>
    <style:style style:name="P2" style:family="paragraph" style:parent-style-name="Text_20_body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Arial"/>
    </style:style>
    <style:style style:name="P5" style:family="paragraph" style:parent-style-name="Text_20_body" style:list-style-name="L1">
      <style:paragraph-properties fo:line-height="150%" fo:text-align="start" style:justify-single-word="false"/>
      <style:text-properties style:font-name="Arial"/>
    </style:style>
    <style:style style:name="P6" style:family="paragraph" style:parent-style-name="Text_20_body" style:list-style-name="L2">
      <style:paragraph-properties fo:line-height="150%" fo:text-align="start" style:justify-single-word="false"/>
      <style:text-properties style:font-name="Arial"/>
    </style:style>
    <style:style style:name="P7" style:family="paragraph" style:parent-style-name="Text_20_body" style:list-style-name="L3">
      <style:paragraph-properties fo:line-height="150%" fo:text-align="start" style:justify-single-word="false"/>
      <style:text-properties style:font-name="Arial"/>
    </style:style>
    <style:style style:name="P8" style:family="paragraph" style:parent-style-name="Text_20_body" style:list-style-name="L1">
      <style:paragraph-properties fo:margin-top="0cm" fo:margin-bottom="0cm" loext:contextual-spacing="false" fo:line-height="150%" fo:text-align="start" style:justify-single-word="false"/>
      <style:text-properties style:font-name="Arial"/>
    </style:style>
    <style:style style:name="P9" style:family="paragraph" style:parent-style-name="Text_20_body" style:list-style-name="L2">
      <style:paragraph-properties fo:margin-top="0cm" fo:margin-bottom="0cm" loext:contextual-spacing="false" fo:line-height="150%" fo:text-align="start" style:justify-single-word="false"/>
      <style:text-properties style:font-name="Arial"/>
    </style:style>
    <style:style style:name="P10" style:family="paragraph" style:parent-style-name="Text_20_body" style:list-style-name="L3">
      <style:paragraph-properties fo:margin-top="0cm" fo:margin-bottom="0cm" loext:contextual-spacing="false" fo:line-height="150%" fo:text-align="start" style:justify-single-word="false"/>
      <style:text-properties style:font-name="Arial"/>
    </style:style>
    <style:style style:name="P11" style:family="paragraph" style:parent-style-name="Horizontal_20_Line">
      <style:paragraph-properties fo:line-height="150%" fo:text-align="start" style:justify-single-word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13pt" style:font-size-asian="13pt" style:font-size-complex="13pt"/>
    </style:style>
    <style:style style:name="T3" style:family="text">
      <style:text-properties officeooo:rsid="0016a6a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">ACTA DE PRÉSTAMO DE COMPUTADORA</text:span></text:span></text:p>
      <text:p text:style-name="P4">En <text:span text:style-name="T3">el día de la fecha ……… </text:span>, se realiza el préstamo de una de las notebooks de la institución ESRN 6, de acuerdo con las siguientes condiciones:</text:p>
      <text:p text:style-name="P1"><text:span text:style-name="Strong_20_Emphasis"><text:span text:style-name="T1">Datos del Solicitante:</text:span></text:span></text:p>
      <text:list xml:id="list148762311" text:style-name="L1">
        <text:list-item>
          <text:p text:style-name="P8">Nombre Completo: </text:p>
        </text:list-item>
        <text:list-item>
          <text:p text:style-name="P8">DNI: </text:p>
        </text:list-item>
        <text:list-item>
          <text:p text:style-name="P8">Cargo/Función: </text:p>
        </text:list-item>
        <text:list-item>
          <text:p text:style-name="P5">Contacto: </text:p>
        </text:list-item>
      </text:list>
      <text:p text:style-name="P1"><text:span text:style-name="Strong_20_Emphasis"><text:span text:style-name="T1">Datos de la Notebook:</text:span></text:span></text:p>
      <text:list xml:id="list339232463" text:style-name="L2">
        <text:list-item>
          <text:p text:style-name="P9">Marca: <text:span text:style-name="T3">Noblex</text:span></text:p>
        </text:list-item>
        <text:list-item>
          <text:p text:style-name="P9">Modelo: SF20BA</text:p>
        </text:list-item>
        <text:list-item>
          <text:p text:style-name="P9">Número de Serie: AA9027190308</text:p>
        </text:list-item>
        <text:list-item>
          <text:p text:style-name="P6">Perteneciente al Plan Conectar Igualdad</text:p>
        </text:list-item>
      </text:list>
      <text:p text:style-name="P1"><text:span text:style-name="Strong_20_Emphasis"><text:span text:style-name="T1">Condiciones del Préstamo:</text:span></text:span></text:p>
      <text:list xml:id="list2028375912" text:style-name="L3">
        <text:list-item>
          <text:p text:style-name="P10">La notebook se presta en carácter de préstamo desde el día …...…..... hasta el día ……….. .</text:p>
        </text:list-item>
        <text:list-item>
          <text:p text:style-name="P10">El solicitante se compromete a cuidar y mantener en buen estado la notebook durante el periodo de préstamo.</text:p>
        </text:list-item>
        <text:list-item>
          <text:p text:style-name="P10">El solicitante es responsable de cualquier daño o pérdida que ocurra durante el periodo de préstamo.</text:p>
        </text:list-item>
        <text:list-item>
          <text:p text:style-name="P7">La notebook debe ser devuelta en las mismas condiciones en las que fue prestada.</text:p>
        </text:list-item>
      </text:list>
      <text:p text:style-name="P1"><text:span text:style-name="Strong_20_Emphasis"><text:span text:style-name="T1">Firma del Solicitante:</text:span></text:span></text:p>
      <text:p text:style-name="P11"/>
      <text:p text:style-name="P4">Nombre del Solicitante: ……………………………. <text:tab/><text:tab/> <text:s text:c="5"/>DNI: ……………………….</text:p>
      <text:p text:style-name="P1"><text:span text:style-name="Strong_20_Emphasis"><text:span text:style-name="T1">Firma del Responsable de la Institución:</text:span></text:span></text:p>
      <text:p text:style-name="P11"/>
      <text:p text:style-name="P4">Nombre del Responsable: [Nombre del Responsable] Cargo: [Cargo del Responsable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ew" svg:font-family="new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24T09:44:45.324561072</meta:creation-date>
    <dc:date>2024-06-24T10:00:16.915621098</dc:date>
    <meta:editing-duration>PT13M49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21" meta:word-count="163" meta:character-count="978" meta:non-whitespace-character-count="836"/>
  </office:meta>
</office:document-meta>
</file>